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19.13pt" svg:y="112.2pt">
            <loext:p draw:notify-on-update-of-ranges="Sheet1.A1:Sheet1.A16 Sheet1.B1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0.23 V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.46 V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.69 V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.92 V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1.15 V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1.38 V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1.16 V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1.84 V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.07 V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.3 V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.38 V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.46 V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.54 V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2.7 V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.65 V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2:05.683684785</meta:creation-date>
    <dc:date>2017-09-23T12:17:58.956972218</dc:date>
    <meta:editing-duration>PT1H32M7S</meta:editing-duration>
    <meta:editing-cycles>2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35cm" svg:y="4.203cm" style:legend-expansion="high" chart:style-name="ch2"/>
        <chart:plot-area chart:style-name="ch3" table:cell-range-address="Sheet1.A1:Sheet1.B16" chart:data-source-has-labels="column" svg:x="0.319cm" svg:y="0.18cm" svg:width="13.097cm" svg:height="8.645cm">
          <chartooo:coordinate-region svg:x="1.126cm" svg:y="0.18cm" svg:width="12.104cm" svg:height="7.204cm"/>
          <chart:axis chart:dimension="x" chart:name="primary-x" chart:style-name="ch4" chartooo:axis-type="auto">
            <chartooo:date-scale/>
            <chart:categories table:cell-range-address="Sheet1.A1:Sheet1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.23 V</text:p>
                <draw:g>
                  <svg:desc>Sheet1.A1:Sheet1.A16</svg:desc>
                </draw:g>
              </table:table-cell>
              <table:table-cell office:value-type="float" office:value="370">
                <text:p>370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0.46 V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0.69 V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0.92 V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.15 V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.38 V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.16 V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.84 V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.07 V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.3 V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.38 V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.46 V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.54 V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7 V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.65 V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